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kumentation zu Klasse GameObject:</text:p>
      <text:list xml:id="list1250967822091898908" text:style-name="L1">
        <text:list-item>
          <text:p text:style-name="P1">Attribute: </text:p>
          <text:list>
            <text:list-item>
              <text:p text:style-name="P1">int ID → Objekt-ID siehe Absprache mit anderen Gruppen</text:p>
            </text:list-item>
            <text:list-item>
              <text:p text:style-name="P1">int row → Zeile</text:p>
            </text:list-item>
            <text:list-item>
              <text:p text:style-name="P1">int column → Spalte</text:p>
            </text:list-item>
          </text:list>
        </text:list-item>
      </text:list>
      <text:p text:style-name="Standard"/>
      <text:list xml:id="list37236787" text:continue-numbering="true" text:style-name="L1">
        <text:list-item>
          <text:p text:style-name="P1">GameObject() → Konstruktor: macht bis jetzt noch nix </text:p>
        </text:list-item>
        <text:list-item>
          <text:p text:style-name="P1">void setRow(int row) → Zeile des Objekts setzen</text:p>
        </text:list-item>
        <text:list-item>
          <text:p text:style-name="P1">void setColumn(int column) → Spalte des Objekts setzen</text:p>
        </text:list-item>
        <text:list-item>
          <text:p text:style-name="P1">void setID(int id) → ID setzen</text:p>
        </text:list-item>
        <text:list-item>
          <text:p text:style-name="P1">int getRow() → gibt Zeile des Objekts zurück</text:p>
        </text:list-item>
        <text:list-item>
          <text:p text:style-name="P1">int getColumn(int <text:span text:style-name="T1">column</text:span>) → gibt Spalte des Objekts zurück</text:p>
        </text:list-item>
        <text:list-item>
          <text:p text:style-name="P1">int getID() → gibt ID des Objekts zurück</text:p>
        </text:list-item>
      </text:list>
      <text:p text:style-name="Standard"/>
      <text:p text:style-name="Standard">Dokumentation zu Klasse GameField:</text:p>
      <text:list xml:id="list9207941536003809084" text:style-name="L2">
        <text:list-item>
          <text:p text:style-name="P2">Attribute: </text:p>
          <text:list>
            <text:list-item>
              <text:p text:style-name="P2">int width → ist die Spielfeldbreite (quadratisch, muss ungerade sein, abfangen im Server?)</text:p>
            </text:list-item>
            <text:list-item>
              <text:p text:style-name="P2">GameObject[][] GameObjectMatrix → zweidimensionale Matrix mit den Spielobjekten (entspricht Spielfeld)</text:p>
            </text:list-item>
            <text:list-item>
              <text:p text:style-name="P2">Bomberman[] PlayerMatrix → eindimensionale Matrix mit den Bombermanobjekten</text:p>
            </text:list-item>
          </text:list>
        </text:list-item>
      </text:list>
      <text:p text:style-name="Standard"/>
      <text:list xml:id="list37227108" text:continue-numbering="true" text:style-name="L2">
        <text:list-item>
          <text:p text:style-name="P2">Funktionen:</text:p>
          <text:list>
            <text:list-item>
              <text:p text:style-name="P2">GameField(int width) → Konstruktor: initialisiert width (Breite des Spielfeldes) und ruft dann sofort Funktionen generateObjectMatrix() und generatePlayerMatrix() auf (Erklärung weiter unten)</text:p>
            </text:list-item>
            <text:list-item>
              <text:p text:style-name="P2">void generateObjectMatrix() → iteriert über width² und legt die Ausgangskarte an mit den entsprechenden Objekten (äußerer Ring solidWalls, in den Ecken 3 Felder emptyFields, und restliche destroyableWalls und solidWalls, Achtung: ohne Bomberman)</text:p>
            </text:list-item>
            <text:list-item>
              <text:p text:style-name="P2">void generatePlayerMatrix() → eindimensionale Matrix (2-4 ensprechend Spieleranzahl), hält Bombermanobjekte</text:p>
            </text:list-item>
            <text:list-item>
              <text:p text:style-name="P2">void setObjects(GameObject object, int row, int column) → bietet die Möglichkeit ein bestimmtes Objekt (object) an eine bestimmte Position [row][column] der Matrix zu setzen</text:p>
            </text:list-item>
            <text:list-item>
              <text:p text:style-name="P2">int getWidth() → gibt Spielfeldbreite zurück</text:p>
            </text:list-item>
            <text:list-item>
              <text:p text:style-name="P2">GameObject getObject(int row, int column) → gibt ein Objekt vom Typ GameObject an der Stelle [row][column] der GameObjectMatrix zurück </text:p>
              <text:list>
                <text:list-item>
                  <text:p text:style-name="P3">(Anmerkung: GameObject x = new GameObject()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">x = getObject(x, y);</text:p>
                                  <text:p text:style-name="P3">x.getID(); → Auslesen der Attribute des Objekts)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Bomberman getPlayer(int playerNumber) → gibt Objekt vom Typ Bomberman entsprechend der übergebenen Spielernummer zurück (Zugriff auf Attribute wie obe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2T14:08:49.98</meta:creation-date>
    <dc:date>2017-01-23T17:05:25.35</dc:date>
    <meta:editing-duration>PT43M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8" meta:word-count="289" meta:character-count="1968"/>
  </office:meta>
</office:document-meta>
</file>